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4" table:number-rows-repeated="1048563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3:33:54.00513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3T16:39:14.783303097</dc:date>
    <dc:creator>Brian </dc:creator>
    <meta:editing-duration>P21DT14H33M5S</meta:editing-duration>
    <meta:editing-cycles>32</meta:editing-cycles>
    <meta:generator>LibreOffice/5.1.4.2$Linux_X86_64 LibreOffice_project/10m0$Build-2</meta:generator>
    <meta:document-statistic meta:table-count="1" meta:cell-count="80" meta:object-count="0"/>
  </office:meta>
</office:document-meta>
</file>